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Dashed_20__28_var_29_" svg:stroke-width="0.212cm" draw:marker-start-width="0.518cm" draw:marker-end-width="0.518cm" draw:opacity="30%" draw:textarea-horizontal-align="justify" draw:textarea-vertical-align="middle" draw:auto-grow-height="false" fo:min-height="50.538cm" fo:min-width="27.788cm" fo:padding-top="0.231cm" fo:padding-bottom="0.231cm" fo:padding-left="0.356cm" fo:padding-right="0.356cm"/>
    </style:style>
    <style:style style:name="gr2" style:family="graphic" style:parent-style-name="standard">
      <style:graphic-properties draw:stroke="solid" svg:stroke-color="#000000" draw:fill="none" draw:fill-color="#ffffff" fo:min-height="18.992cm"/>
    </style:style>
    <style:style style:name="gr3" style:family="graphic" style:parent-style-name="standard">
      <style:graphic-properties draw:stroke="solid" svg:stroke-color="#000000" draw:fill="none" draw:fill-color="#ffffff" fo:min-height="16.69cm"/>
    </style:style>
    <style:style style:name="gr4" style:family="graphic" style:parent-style-name="standard">
      <style:graphic-properties draw:stroke="solid" svg:stroke-color="#000000" draw:fill="none" draw:fill-color="#ffffff" fo:min-height="3.304cm"/>
    </style:style>
    <style:style style:name="gr5" style:family="graphic" style:parent-style-name="standard">
      <style:graphic-properties draw:stroke="none" svg:stroke-color="#000000" draw:fill="none" draw:fill-color="#ffffff" fo:min-height="3.35cm"/>
    </style:style>
    <style:style style:name="gr6" style:family="graphic" style:parent-style-name="standard">
      <style:graphic-properties draw:stroke="none" svg:stroke-color="#000000" draw:fill="none" draw:fill-color="#ffffff" fo:min-height="5.506cm"/>
    </style:style>
    <style:style style:name="gr7" style:family="graphic" style:parent-style-name="objectwithoutfill">
      <style:graphic-properties svg:stroke-width="0.106cm" draw:marker-start-width="0.358cm" draw:marker-end="Arrow" draw:marker-end-width="0.458cm" draw:fill="none" draw:textarea-vertical-align="middle" fo:padding-top="0.177cm" fo:padding-bottom="0.177cm" fo:padding-left="0.302cm" fo:padding-right="0.302cm"/>
    </style:style>
    <style:style style:name="gr8" style:family="graphic" style:parent-style-name="standard">
      <style:graphic-properties draw:stroke="solid" svg:stroke-color="#000000" draw:fill="none" draw:fill-color="#ffffff" fo:min-height="14.55cm"/>
    </style:style>
    <style:style style:name="gr9" style:family="graphic" style:parent-style-name="standard">
      <style:graphic-properties draw:stroke="none" svg:stroke-color="#000000" draw:fill="none" draw:fill-color="#ffffff" fo:min-height="3.206cm"/>
    </style:style>
    <style:style style:name="gr10" style:family="graphic" style:parent-style-name="standard">
      <style:graphic-properties draw:stroke="solid" svg:stroke-color="#000000" draw:fill="none" draw:fill-color="#ffffff" fo:min-height="9.35cm"/>
    </style:style>
    <style:style style:name="gr11" style:family="graphic" style:parent-style-name="standard">
      <style:graphic-properties draw:stroke="none" svg:stroke-color="#000000" draw:fill="none" draw:fill-color="#ffffff" fo:min-height="3.25cm"/>
    </style:style>
    <style:style style:name="gr12" style:family="graphic" style:parent-style-name="standard">
      <style:graphic-properties draw:stroke="solid" svg:stroke-color="#000000" draw:fill="none" draw:fill-color="#ffffff" fo:min-height="3.05cm"/>
    </style:style>
    <style:style style:name="gr13" style:family="graphic" style:parent-style-name="standard">
      <style:graphic-properties draw:stroke="solid" svg:stroke-color="#000000" draw:fill="none" draw:fill-color="#ffffff" fo:min-height="9.55cm"/>
    </style:style>
    <style:style style:name="P1" style:family="paragraph">
      <loext:graphic-properties draw:opacity="30%"/>
      <style:paragraph-properties fo:text-align="cente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style:paragraph-properties fo:text-align="start"/>
    </style:style>
    <style:style style:name="P5" style:family="paragraph">
      <loext:graphic-properties draw:fill="none" draw:fill-color="#ffffff"/>
      <style:paragraph-properties fo:text-align="center"/>
      <style:text-properties fo:font-size="28pt" style:font-size-asian="28pt" style:font-size-complex="28pt"/>
    </style:style>
    <style:style style:name="P6" style:family="paragraph">
      <loext:graphic-properties draw:fill="none" draw:fill-color="#ffffff"/>
      <style:paragraph-properties fo:text-align="center"/>
      <style:text-properties fo:font-size="28pt" fo:font-weight="normal" style:font-size-asian="28pt" style:font-weight-asian="normal" style:font-size-complex="28pt" style:font-weight-complex="normal"/>
    </style:style>
    <style:style style:name="P7" style:family="paragraph">
      <loext:graphic-properties draw:fill="none"/>
      <style:paragraph-properties fo:text-align="center"/>
    </style:style>
    <style:style style:name="P8" style:family="paragraph">
      <style:paragraph-properties fo:text-align="center"/>
      <style:text-properties fo:font-size="36pt" fo:font-weight="bold" style:font-size-asian="36pt" style:font-weight-asian="bold" style:font-size-complex="36pt" style:font-weight-complex="bold"/>
    </style:style>
    <style:style style:name="P9" style:family="paragraph">
      <loext:graphic-properties draw:fill="none" draw:fill-color="#ffffff"/>
      <style:paragraph-properties fo:text-align="center"/>
      <style:text-properties fo:font-size="36pt" fo:font-weight="bold" style:font-size-asian="36pt" style:font-weight-asian="bold" style:font-size-complex="36pt" style:font-weight-complex="bold"/>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28pt" style:font-size-asian="28pt" style:font-size-complex="28pt"/>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2pt" style:font-size-asian="22pt" style:font-size-complex="22pt"/>
    </style:style>
    <style:style style:name="T7"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8" style:family="text">
      <style:text-properties fo:font-size="36pt" fo:font-weight="bold" style:font-size-asian="36pt" style:font-weight-asian="bold" style:font-size-complex="36pt" style:font-weight-complex="bold"/>
    </style:style>
    <style:style style:name="T9"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style:font-name-asian="Noto Sans CJK SC Regular"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8.5cm" svg:height="51cm" svg:x="62.5cm" svg:y="5.4cm">
          <text:p/>
          <draw:enhanced-geometry svg:viewBox="0 0 21600 21600" draw:type="rectangle" draw:enhanced-path="M 0 0 L 21600 0 21600 21600 0 21600 0 0 Z N"/>
        </draw:custom-shape>
        <draw:frame draw:style-name="gr2" draw:text-style-name="P5" draw:layer="layout" svg:width="21.9cm" svg:height="19.242cm" svg:x="11.8cm" svg:y="22.7cm">
          <draw:text-box>
            <text:p text:style-name="P2"><text:span text:style-name="T1">RDS </text:span><text:span text:style-name="T2">(2005)</text:span></text:p>
            <text:p text:style-name="P2"><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3"><text:span text:style-name="T1">MSP’05, Memory Systems Performance Workshop, Chicago, USA</text:span></text:p>
            <text:p text:style-name="P4"><text:span text:style-name="T1">Methodology:</text:span></text:p>
            <text:p text:style-name="P4"><text:span text:style-name="T4">Builds</text:span><text:span text:style-name="T5"> </text:span><text:span text:style-name="T4">2 memory graphs (Unified Shape Graph (USG) + Static Shape Graph (SSG)). USG consists of all dynamically allocated memory chunks as nodes. SSG consists of nodes corresponding to static locations of allocation call instructions in the program binary. SCCs on the SSG delineate separate data structures. An array of trees materialises into a graph on USG. SSG can help separate RDS of trees from those of arrays.</text:span></text:p>
            <text:p><text:span text:style-name="T1">Implementation:</text:span><text:span text:style-name="T3"> </text:span><text:span text:style-name="T6">Binary instrumentation with Intel’s PIN</text:span></text:p>
            <text:p><text:span text:style-name="T1">Experimental Result</text:span><text:span text:style-name="T3">: </text:span><text:span text:style-name="T6">SPEC2000, Olden. RDSP <text:s/>processes dynamic application traces. Builds graphs and calculates numbers of different RDS and their lifetimes. No precise identification is reported. Numbers have not been validated in any way.</text:span></text:p>
            <text:p><text:span text:style-name="T6"/></text:p>
          </draw:text-box>
        </draw:frame>
        <draw:frame draw:style-name="gr3" draw:text-style-name="P5" draw:layer="layout" svg:width="21.9cm" svg:height="16.94cm" svg:x="38.6cm" svg:y="22.46cm">
          <draw:text-box>
            <text:p text:style-name="P2"><text:span text:style-name="T1">DDT </text:span><text:span text:style-name="T2">(2009)</text:span></text:p>
            <text:p text:style-name="P2"><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2"><text:span text:style-name="T1">Workshop on Parallel Execution of Sequential Programs on Multicore Architectures (PESPMA'09) , June 2009.</text:span></text:p>
            <text:p text:style-name="P2"><text:span text:style-name="T1"/></text:p>
            <text:p text:style-name="P2"><text:span text:style-name="T1">MICRO’42 Proceedings of the 42nd Annual IEEE/ACM International Symposium on Microarchitecture</text:span></text:p>
            <text:p text:style-name="P4"><text:span text:style-name="T1"/></text:p>
            <text:p text:style-name="P4"><text:span text:style-name="T1">Methodology:</text:span></text:p>
            <text:p text:style-name="P4"><text:span text:style-name="T6"/></text:p>
            <text:p><text:span text:style-name="T1">Implementation:</text:span><text:span text:style-name="T3"> </text:span><text:span text:style-name="T6">LLVM</text:span></text:p>
            <text:p><text:span text:style-name="T1">Experimental Result</text:span><text:span text:style-name="T3">: </text:span></text:p>
            <text:p><text:span text:style-name="T6"/></text:p>
          </draw:text-box>
        </draw:frame>
        <draw:frame draw:style-name="gr4" draw:text-style-name="P5" draw:layer="layout" svg:width="19cm" svg:height="3.554cm" svg:x="4.4cm" svg:y="5.2cm">
          <draw:text-box>
            <text:p text:style-name="P2"><text:span text:style-name="T1">Memory profiling, Profile-based optimizations, memory analysis</text:span></text:p>
            <text:p text:style-name="P2"><text:span text:style-name="T3"/></text:p>
          </draw:text-box>
        </draw:frame>
        <draw:frame draw:style-name="gr5" draw:text-style-name="P6" draw:layer="layout" svg:width="11.1cm" svg:height="3.6cm" svg:x="3.2cm" svg:y="13.5cm">
          <draw:text-box>
            <text:p text:style-name="P2"><text:span text:style-name="T2">Work at the granularity of the individual load/store operations</text:span></text:p>
          </draw:text-box>
        </draw:frame>
        <draw:frame draw:style-name="gr4" draw:text-style-name="P5" draw:layer="layout" svg:width="19cm" svg:height="3.554cm" svg:x="24.1cm" svg:y="8.7cm">
          <draw:text-box>
            <text:p text:style-name="P2"><text:span text:style-name="T1">Shape Analysis</text:span></text:p>
            <text:p text:style-name="P2"><text:span text:style-name="T3"/></text:p>
          </draw:text-box>
        </draw:frame>
        <draw:frame draw:style-name="gr6" draw:text-style-name="P6" draw:layer="layout" svg:width="11.1cm" svg:height="5.756cm" svg:x="30.9cm" svg:y="15.1cm">
          <draw:text-box>
            <text:p text:style-name="P2"><text:span text:style-name="T2">Conservative, cannot operate on multiple compilation units, analysis time does not scale well</text:span></text:p>
          </draw:text-box>
        </draw:frame>
        <draw:line draw:style-name="gr7" draw:text-style-name="P7" draw:layer="layout" svg:x1="43.4cm" svg:y1="10.6cm" svg:x2="50cm" svg:y2="21.8cm">
          <text:p/>
        </draw:line>
        <draw:line draw:style-name="gr7" draw:text-style-name="P7" draw:layer="layout" svg:x1="33.8cm" svg:y1="12.7cm" svg:x2="23.9cm" svg:y2="22.4cm">
          <text:p/>
        </draw:line>
        <draw:line draw:style-name="gr7" draw:text-style-name="P7" draw:layer="layout" svg:x1="13.4cm" svg:y1="9.4cm" svg:x2="21cm" svg:y2="22.5cm">
          <text:p/>
        </draw:line>
        <draw:frame draw:style-name="gr8" draw:text-style-name="P5" draw:layer="layout" svg:width="21.9cm" svg:height="14.8cm" svg:x="19cm" svg:y="50.36cm">
          <draw:text-box>
            <text:p text:style-name="P2"><text:span text:style-name="T1">MemPick </text:span><text:span text:style-name="T2">(2013)</text:span></text:p>
            <text:p text:style-name="P2"><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2"><text:span text:style-name="T3">2013 20th Working Conference on Reverse Engineering (WCRE)</text:span></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span text:style-name="T6">10 real world applications, 16 libraries.</text:span><text:span text:style-name="T3"> </text:span></text:p>
          </draw:text-box>
        </draw:frame>
        <draw:line draw:style-name="gr7" draw:text-style-name="P7" draw:layer="layout" svg:x1="22.1cm" svg:y1="42.8cm" svg:x2="29cm" svg:y2="50cm">
          <text:p/>
        </draw:line>
        <draw:line draw:style-name="gr7" draw:text-style-name="P7" draw:layer="layout" svg:x1="50.2cm" svg:y1="40.4cm" svg:x2="31cm" svg:y2="49.7cm">
          <text:p/>
        </draw:line>
        <draw:frame draw:style-name="gr4" draw:text-style-name="P5" draw:layer="layout" svg:width="19cm" svg:height="3.554cm" svg:x="2cm" svg:y="44.9cm">
          <draw:text-box>
            <text:p text:style-name="P2"><text:span text:style-name="T1">Forensics and Reverse Engineering</text:span></text:p>
          </draw:text-box>
        </draw:frame>
        <draw:line draw:style-name="gr7" draw:text-style-name="P7" draw:layer="layout" svg:x1="10.9cm" svg:y1="49.4cm" svg:x2="17.8cm" svg:y2="56.6cm">
          <text:p/>
        </draw:line>
        <draw:frame draw:style-name="gr6" draw:text-style-name="P6" draw:layer="layout" svg:width="11.1cm" svg:height="5.756cm" svg:x="3.2cm" svg:y="52.1cm">
          <draw:text-box>
            <text:p text:style-name="P2"><text:span text:style-name="T2">Limited to the low level programming constructs such as individual variables or structs</text:span></text:p>
          </draw:text-box>
        </draw:frame>
        <draw:frame draw:style-name="gr9" draw:text-style-name="P6" draw:layer="layout" svg:width="11.1cm" svg:height="3.554cm" svg:x="37.8cm" svg:y="42.444cm">
          <draw:text-box>
            <text:p text:style-name="P2"><text:span text:style-name="T2">Relies on the assumption of interface functions</text:span></text:p>
          </draw:text-box>
        </draw:frame>
        <draw:frame draw:style-name="gr8" draw:text-style-name="P5" draw:layer="layout" svg:width="21.9cm" svg:height="14.8cm" svg:x="64.5cm" svg:y="39.6cm">
          <draw:text-box>
            <text:p text:style-name="P2"><text:span text:style-name="T1">Howard </text:span><text:span text:style-name="T2">(2011)</text:span></text:p>
            <text:p text:style-name="P2"><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2"><text:span text:style-name="T1">Proceedings of the Network and Distributed System Security Symposium, NDSS 2011, San Diego, California, USA, 6th February - 9th February 2011</text:span></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span text:style-name="T6">10 real world applications, 16 libraries.</text:span><text:span text:style-name="T3"> </text:span></text:p>
          </draw:text-box>
        </draw:frame>
        <draw:frame draw:style-name="gr8" draw:text-style-name="P5" draw:layer="layout" svg:width="21.9cm" svg:height="14.8cm" svg:x="19cm" svg:y="50.36cm">
          <draw:text-box>
            <text:p text:style-name="P2"><text:span text:style-name="T1">MemPick </text:span><text:span text:style-name="T2">(2013)</text:span></text:p>
            <text:p text:style-name="P2"><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2"><text:span text:style-name="T3">2013 20th Working Conference on Reverse Engineering (WCRE)</text:span></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span text:style-name="T6">10 real world applications, 16 libraries.</text:span><text:span text:style-name="T3"> </text:span></text:p>
          </draw:text-box>
        </draw:frame>
        <draw:frame draw:style-name="gr8" draw:text-style-name="P5" draw:layer="layout" svg:width="21.9cm" svg:height="14.8cm" svg:x="19cm" svg:y="50.36cm">
          <draw:text-box>
            <text:p text:style-name="P2"><text:span text:style-name="T1">MemPick </text:span><text:span text:style-name="T2">(2013)</text:span></text:p>
            <text:p text:style-name="P2"><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2"><text:span text:style-name="T3">2013 20th Working Conference on Reverse Engineering (WCRE)</text:span></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span text:style-name="T6">10 real world applications, 16 libraries.</text:span><text:span text:style-name="T3"> </text:span></text:p>
          </draw:text-box>
        </draw:frame>
        <draw:line draw:style-name="gr7" draw:text-style-name="P7" draw:layer="layout" svg:x1="63.8cm" svg:y1="46.7cm" svg:x2="42.1cm" svg:y2="58.1cm">
          <text:p/>
        </draw:line>
        <draw:frame draw:style-name="gr10" draw:text-style-name="P5" draw:layer="layout" svg:width="21.9cm" svg:height="12.129cm" svg:x="91.3cm" svg:y="46.7cm">
          <draw:text-box>
            <text:p text:style-name="P2"><text:span text:style-name="T1">DSI </text:span><text:span text:style-name="T2">(2016)</text:span></text:p>
            <text:p text:style-name="P2"><text:span text:style-name="T7">(</text:span><text:span text:style-name="T1">D</text:span><text:span text:style-name="T2">ata </text:span><text:span text:style-name="T1">S</text:span><text:span text:style-name="T2">tructure </text:span><text:span text:style-name="T1">I</text:span><text:span text:style-name="T2">nvestigator</text:span><text:span text:style-name="T3">)</text:span></text:p>
            <text:p text:style-name="P2"><text:span text:style-name="T1">[ISSTA’16] Proceedings of the 25th International Symposium on Software Testing and Analysis, Saarbrücken, Germany </text:span></text:p>
            <text:p text:style-name="P2"><text:span text:style-name="T1"/></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p>
          </draw:text-box>
        </draw:frame>
        <draw:frame draw:style-name="gr10" draw:text-style-name="P5" draw:layer="layout" svg:width="21.9cm" svg:height="13.23cm" svg:x="75.4cm" svg:y="64.87cm">
          <draw:text-box>
            <text:p text:style-name="P2"><text:span text:style-name="T1">DSIbin </text:span><text:span text:style-name="T2">(2017)</text:span></text:p>
            <text:p text:style-name="P2"><text:span text:style-name="T2">()</text:span></text:p>
            <text:p text:style-name="P2"><text:span text:style-name="T1">[ASE’17] Proceedings of the 32nd IEEE/ACM International Conference on Automated Software Engineering, Urbana-Champaign, IL, USA</text:span></text:p>
            <text:p text:style-name="P4"><text:span text:style-name="T1"/></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p>
          </draw:text-box>
        </draw:frame>
        <draw:line draw:style-name="gr7" draw:text-style-name="P7" draw:layer="layout" svg:x1="101.5cm" svg:y1="59.4cm" svg:x2="86.7cm" svg:y2="64.6cm">
          <text:p/>
        </draw:line>
        <draw:line draw:style-name="gr7" draw:text-style-name="P7" draw:layer="layout" svg:x1="75.8cm" svg:y1="54.8cm" svg:x2="85.9cm" svg:y2="64.5cm">
          <text:p/>
        </draw:line>
        <draw:line draw:style-name="gr7" draw:text-style-name="P7" draw:layer="layout" svg:x1="33.827cm" svg:y1="12.674cm" svg:x2="29.8cm" svg:y2="49.7cm">
          <text:p/>
        </draw:line>
        <draw:frame draw:style-name="gr5" draw:text-style-name="P6" draw:layer="layout" svg:width="11.1cm" svg:height="3.6cm" svg:x="24.5cm" svg:y="42.5cm">
          <draw:text-box>
            <text:p text:style-name="P2"><text:span text:style-name="T2">Provably undecidable, conservative, has not been widely adapted</text:span></text:p>
          </draw:text-box>
        </draw:frame>
        <draw:frame draw:style-name="gr9" draw:text-style-name="P6" draw:layer="layout" svg:width="11.1cm" svg:height="5.756cm" svg:x="49.1cm" svg:y="44.7cm">
          <draw:text-box>
            <text:p text:style-name="P2"><text:span text:style-name="T2">High accuracy, do not provide any information about high-level data structures (lists, trees, etc.)</text:span></text:p>
          </draw:text-box>
        </draw:frame>
        <draw:frame draw:style-name="gr8" draw:text-style-name="P5" draw:layer="layout" svg:width="21.9cm" svg:height="14.8cm" svg:x="65.5cm" svg:y="24.2cm">
          <draw:text-box>
            <text:p text:style-name="P2"><text:span text:style-name="T1">Reward </text:span><text:span text:style-name="T2">()</text:span></text:p>
            <text:p text:style-name="P2"><text:span text:style-name="T2">(</text:span><text:span text:style-name="T3">)</text:span></text:p>
            <text:p text:style-name="P2"><text:span text:style-name="T1"/></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p>
          </draw:text-box>
        </draw:frame>
        <draw:line draw:style-name="gr7" draw:text-style-name="P7" draw:layer="layout" svg:x1="65cm" svg:y1="31.9cm" svg:x2="41.9cm" svg:y2="57.2cm">
          <text:p/>
        </draw:line>
        <draw:frame draw:style-name="gr11" draw:text-style-name="P9" draw:layer="layout" svg:width="28.3cm" svg:height="3.5cm" svg:x="62.7cm" svg:y="5.7cm">
          <draw:text-box>
            <text:p text:style-name="P8"><text:span text:style-name="T8">Low-level data structures (primitive types, structs, arrays) identification</text:span></text:p>
          </draw:text-box>
        </draw:frame>
        <draw:frame draw:style-name="gr12" draw:text-style-name="P5" draw:layer="layout" svg:width="21.9cm" svg:height="3.956cm" svg:x="65.7cm" svg:y="9.2cm">
          <draw:text-box>
            <text:p text:style-name="P2"><text:span text:style-name="T1">Static Analysis Techniques</text:span></text:p>
            <text:list text:style-name="L1">
              <text:list-item>
                <text:p text:style-name="P4"><text:span text:style-name="T4">Value Set Analysis</text:span></text:p>
              </text:list-item>
              <text:list-item>
                <text:p text:style-name="P4"><text:span text:style-name="T4">Aggregate Structure Identification</text:span></text:p>
                <text:p text:style-name="P4"><text:span text:style-name="T4"/></text:p>
              </text:list-item>
            </text:list>
          </draw:text-box>
        </draw:frame>
        <draw:frame draw:style-name="gr13" draw:text-style-name="P5" draw:layer="layout" svg:width="21.9cm" svg:height="9.927cm" svg:x="65.4cm" svg:y="13.7cm">
          <draw:text-box>
            <text:p text:style-name="P2"><text:span text:style-name="T1">TIE </text:span><text:span text:style-name="T2">(2011)</text:span></text:p>
            <text:p text:style-name="P2"><text:span text:style-name="T9">[</text:span><text:span text:style-name="T1">NDSS’11] Proc. of the 18th Annual Network</text:span></text:p>
            <text:p text:style-name="P2"><text:span text:style-name="T1">&amp; Distributed System Security Symposium</text:span></text:p>
            <text:p text:style-name="P2"><text:span text:style-name="T1"/></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p>
          </draw:text-box>
        </draw:frame>
        <draw:frame draw:style-name="gr8" draw:text-style-name="P5" draw:layer="layout" svg:width="21.9cm" svg:height="14.8cm" svg:x="65.5cm" svg:y="24.2cm">
          <draw:text-box>
            <text:p text:style-name="P2"><text:span text:style-name="T1">Reward </text:span><text:span text:style-name="T2">()</text:span></text:p>
            <text:p text:style-name="P2"><text:span text:style-name="T2">(</text:span><text:span text:style-name="T3">)</text:span></text:p>
            <text:p text:style-name="P2"><text:span text:style-name="T1"/></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p>
          </draw:text-box>
        </draw:frame>
        <draw:frame draw:style-name="gr8" draw:text-style-name="P5" draw:layer="layout" svg:width="21.9cm" svg:height="14.8cm" svg:x="65.5cm" svg:y="24.2cm">
          <draw:text-box>
            <text:p text:style-name="P2"><text:span text:style-name="T1">Reward </text:span><text:span text:style-name="T2">()</text:span></text:p>
            <text:p text:style-name="P2"><text:span text:style-name="T2">(</text:span><text:span text:style-name="T3">)</text:span></text:p>
            <text:p text:style-name="P2"><text:span text:style-name="T1"/></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p>
          </draw:text-box>
        </draw:frame>
      </draw:page>
      <draw:page draw:name="page2" draw:style-name="dp1" draw:master-page-name="Default">
        <draw:custom-shape draw:style-name="gr1" draw:text-style-name="P1" draw:layer="layout" svg:width="28.5cm" svg:height="51cm" svg:x="62.5cm" svg:y="5.4cm">
          <text:p/>
          <draw:enhanced-geometry svg:viewBox="0 0 21600 21600" draw:type="rectangle" draw:enhanced-path="M 0 0 L 21600 0 21600 21600 0 21600 0 0 Z N"/>
        </draw:custom-shape>
        <draw:frame draw:style-name="gr2" draw:text-style-name="P5" draw:layer="layout" svg:width="21.9cm" svg:height="19.242cm" svg:x="11.8cm" svg:y="22.7cm">
          <draw:text-box>
            <text:p text:style-name="P2"><text:span text:style-name="T1">RDS </text:span><text:span text:style-name="T2">(2005)</text:span></text:p>
            <text:p text:style-name="P2"><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3"><text:span text:style-name="T1">MSP’05, Memory </text:span><text:span text:style-name="T1">Systems Performance </text:span><text:span text:style-name="T1">Workshop, Chicago, </text:span><text:span text:style-name="T1">USA</text:span></text:p>
            <text:p text:style-name="P4"><text:span text:style-name="T1">Methodology:</text:span></text:p>
            <text:p text:style-name="P4"><text:span text:style-name="T4">Builds</text:span><text:span text:style-name="T5"> </text:span><text:span text:style-name="T4">2 memory graphs </text:span><text:span text:style-name="T4">(Unified Shape Graph (USG) + </text:span><text:span text:style-name="T4">Static Shape Graph (SSG)). </text:span><text:span text:style-name="T4">USG consists of all </text:span><text:span text:style-name="T4">dynamically allocated memory </text:span><text:span text:style-name="T4">chunks as nodes. SSG </text:span><text:span text:style-name="T4">consists of nodes </text:span><text:span text:style-name="T4">corresponding to static </text:span><text:span text:style-name="T4">locations of allocation call </text:span><text:span text:style-name="T4">instructions in the program </text:span><text:span text:style-name="T4">binary. SCCs on the SSG </text:span><text:span text:style-name="T4">delineate separate data </text:span><text:span text:style-name="T4">structures. An array of trees </text:span><text:span text:style-name="T4">materialises into a graph on </text:span><text:span text:style-name="T4">USG. SSG can help separate </text:span><text:span text:style-name="T4">RDS of trees from those of </text:span><text:span text:style-name="T4">arrays.</text:span></text:p>
            <text:p><text:span text:style-name="T1">Implementation:</text:span><text:span text:style-name="T3"> </text:span><text:span text:style-name="T6">Binary </text:span><text:span text:style-name="T6">instrumentation with Intel’s PIN</text:span></text:p>
            <text:p><text:span text:style-name="T1">Experimental Result</text:span><text:span text:style-name="T3">: </text:span><text:span text:style-name="T6">SPEC2000, Olden. RDSP <text:s/></text:span><text:span text:style-name="T6">processes dynamic application </text:span><text:span text:style-name="T6">traces. Builds graphs and </text:span><text:span text:style-name="T6">calculates numbers of different </text:span><text:span text:style-name="T6">RDS and their lifetimes. No </text:span><text:span text:style-name="T6">precise identification is </text:span><text:span text:style-name="T6">reported. Numbers have not </text:span><text:span text:style-name="T6">been validated in any way.</text:span></text:p>
            <text:p><text:span text:style-name="T6"/></text:p>
          </draw:text-box>
        </draw:frame>
        <draw:frame draw:style-name="gr3" draw:text-style-name="P5" draw:layer="layout" svg:width="21.9cm" svg:height="16.94cm" svg:x="38.6cm" svg:y="22.46cm">
          <draw:text-box>
            <text:p text:style-name="P2"><text:span text:style-name="T1">DDT </text:span><text:span text:style-name="T2">(2009)</text:span></text:p>
            <text:p text:style-name="P2"><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2"><text:span text:style-name="T1">Workshop on Parallel Execution of </text:span><text:span text:style-name="T1">Sequential Programs on Multicore </text:span><text:span text:style-name="T1">Architectures (PESPMA'09) , June </text:span><text:span text:style-name="T1">2009.</text:span></text:p>
            <text:p text:style-name="P2"><text:span text:style-name="T1"/></text:p>
            <text:p text:style-name="P2"><text:span text:style-name="T1">MICRO’42 Proceedings of the 42nd </text:span><text:span text:style-name="T1">Annual IEEE/ACM International </text:span><text:span text:style-name="T1">Symposium on Microarchitecture</text:span></text:p>
            <text:p text:style-name="P4"><text:span text:style-name="T1"/></text:p>
            <text:p text:style-name="P4"><text:span text:style-name="T1">Methodology:</text:span></text:p>
            <text:p text:style-name="P4"><text:span text:style-name="T6"/></text:p>
            <text:p><text:span text:style-name="T1">Implementation:</text:span><text:span text:style-name="T3"> </text:span><text:span text:style-name="T6">LLVM</text:span></text:p>
            <text:p><text:span text:style-name="T1">Experimental Result</text:span><text:span text:style-name="T3">: </text:span></text:p>
            <text:p><text:span text:style-name="T6"/></text:p>
          </draw:text-box>
        </draw:frame>
        <draw:frame draw:style-name="gr4" draw:text-style-name="P5" draw:layer="layout" svg:width="19cm" svg:height="3.554cm" svg:x="4.4cm" svg:y="5.2cm">
          <draw:text-box>
            <text:p text:style-name="P2"><text:span text:style-name="T1">Memory profiling, Profile-based </text:span><text:span text:style-name="T1">optimizations, memory analysis</text:span></text:p>
            <text:p text:style-name="P2"><text:span text:style-name="T3"/></text:p>
          </draw:text-box>
        </draw:frame>
        <draw:frame draw:style-name="gr5" draw:text-style-name="P6" draw:layer="layout" svg:width="11.1cm" svg:height="3.6cm" svg:x="3.2cm" svg:y="13.5cm">
          <draw:text-box>
            <text:p text:style-name="P2"><text:span text:style-name="T2">Work at the granularity of the individual load/store operations</text:span></text:p>
          </draw:text-box>
        </draw:frame>
        <draw:frame draw:style-name="gr4" draw:text-style-name="P5" draw:layer="layout" svg:width="19cm" svg:height="3.554cm" svg:x="24.1cm" svg:y="8.7cm">
          <draw:text-box>
            <text:p text:style-name="P2"><text:span text:style-name="T1">Shape Analysis</text:span></text:p>
            <text:p text:style-name="P2"><text:span text:style-name="T3"/></text:p>
          </draw:text-box>
        </draw:frame>
        <draw:frame draw:style-name="gr6" draw:text-style-name="P6" draw:layer="layout" svg:width="11.1cm" svg:height="5.756cm" svg:x="30.9cm" svg:y="15.1cm">
          <draw:text-box>
            <text:p text:style-name="P2"><text:span text:style-name="T2">Conservative, cannot operate on multiple </text:span><text:span text:style-name="T2">compilation units, analysis time does not scale </text:span><text:span text:style-name="T2">well</text:span></text:p>
          </draw:text-box>
        </draw:frame>
        <draw:line draw:style-name="gr7" draw:text-style-name="P7" draw:layer="layout" svg:x1="43.4cm" svg:y1="10.6cm" svg:x2="50cm" svg:y2="21.8cm">
          <text:p/>
        </draw:line>
        <draw:line draw:style-name="gr7" draw:text-style-name="P7" draw:layer="layout" svg:x1="33.8cm" svg:y1="12.7cm" svg:x2="23.9cm" svg:y2="22.4cm">
          <text:p/>
        </draw:line>
        <draw:line draw:style-name="gr7" draw:text-style-name="P7" draw:layer="layout" svg:x1="13.4cm" svg:y1="9.4cm" svg:x2="21cm" svg:y2="22.5cm">
          <text:p/>
        </draw:line>
        <draw:frame draw:style-name="gr8" draw:text-style-name="P5" draw:layer="layout" svg:width="21.9cm" svg:height="14.8cm" svg:x="19cm" svg:y="50.36cm">
          <draw:text-box>
            <text:p text:style-name="P2"><text:span text:style-name="T1">MemPick </text:span><text:span text:style-name="T2">(2013)</text:span></text:p>
            <text:p text:style-name="P2"><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2"><text:span text:style-name="T3">2013 20th Working </text:span><text:span text:style-name="T3">Conference on Reverse </text:span><text:span text:style-name="T3">Engineering (WCRE)</text:span></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span text:style-name="T6">10 real </text:span><text:span text:style-name="T6">world applications, 16 libraries.</text:span><text:span text:style-name="T3"> </text:span></text:p>
          </draw:text-box>
        </draw:frame>
        <draw:line draw:style-name="gr7" draw:text-style-name="P7" draw:layer="layout" svg:x1="22.1cm" svg:y1="42.8cm" svg:x2="29cm" svg:y2="50cm">
          <text:p/>
        </draw:line>
        <draw:line draw:style-name="gr7" draw:text-style-name="P7" draw:layer="layout" svg:x1="50.2cm" svg:y1="40.4cm" svg:x2="31cm" svg:y2="49.7cm">
          <text:p/>
        </draw:line>
        <draw:frame draw:style-name="gr4" draw:text-style-name="P5" draw:layer="layout" svg:width="19cm" svg:height="3.554cm" svg:x="2cm" svg:y="44.9cm">
          <draw:text-box>
            <text:p text:style-name="P2"><text:span text:style-name="T1">Forensics and Reverse Engineering</text:span></text:p>
          </draw:text-box>
        </draw:frame>
        <draw:line draw:style-name="gr7" draw:text-style-name="P7" draw:layer="layout" svg:x1="10.9cm" svg:y1="49.4cm" svg:x2="17.8cm" svg:y2="56.6cm">
          <text:p/>
        </draw:line>
        <draw:frame draw:style-name="gr6" draw:text-style-name="P6" draw:layer="layout" svg:width="11.1cm" svg:height="5.756cm" svg:x="3.2cm" svg:y="52.1cm">
          <draw:text-box>
            <text:p text:style-name="P2"><text:span text:style-name="T2">Limited to the low level programming constructs </text:span><text:span text:style-name="T2">such as individual variables or structs</text:span></text:p>
          </draw:text-box>
        </draw:frame>
        <draw:frame draw:style-name="gr9" draw:text-style-name="P6" draw:layer="layout" svg:width="11.1cm" svg:height="3.554cm" svg:x="37.8cm" svg:y="42.444cm">
          <draw:text-box>
            <text:p text:style-name="P2"><text:span text:style-name="T2">Relies on the </text:span><text:span text:style-name="T2">assumption of interface </text:span><text:span text:style-name="T2">functions</text:span></text:p>
          </draw:text-box>
        </draw:frame>
        <draw:frame draw:style-name="gr8" draw:text-style-name="P5" draw:layer="layout" svg:width="21.9cm" svg:height="14.8cm" svg:x="65.6cm" svg:y="39.7cm">
          <draw:text-box>
            <text:p text:style-name="P2"><text:span text:style-name="T1">Howard </text:span><text:span text:style-name="T2">(2011)</text:span></text:p>
            <text:p text:style-name="P2"><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2"><text:span text:style-name="T1">Proceedings of the </text:span><text:span text:style-name="T1">Network and </text:span><text:span text:style-name="T1">Distributed System </text:span><text:span text:style-name="T1">Security Symposium, </text:span><text:span text:style-name="T1">NDSS 2011, San </text:span><text:span text:style-name="T1">Diego, California, </text:span><text:span text:style-name="T1">USA, 6th February - </text:span><text:span text:style-name="T1">9th February 2011</text:span></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span text:style-name="T6">10 real world applications, 16 </text:span><text:span text:style-name="T6">libraries.</text:span><text:span text:style-name="T3"> </text:span></text:p>
          </draw:text-box>
        </draw:frame>
        <draw:frame draw:style-name="gr8" draw:text-style-name="P5" draw:layer="layout" svg:width="21.9cm" svg:height="14.8cm" svg:x="19cm" svg:y="50.36cm">
          <draw:text-box>
            <text:p text:style-name="P2"><text:span text:style-name="T1">MemPick </text:span><text:span text:style-name="T2">(2013)</text:span></text:p>
            <text:p text:style-name="P2"><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2"><text:span text:style-name="T3">2013 20th Working </text:span><text:span text:style-name="T3">Conference on </text:span><text:span text:style-name="T3">Reverse Engineering </text:span><text:span text:style-name="T3">(WCRE)</text:span></text:p>
            <text:p text:style-name="P4"><text:span text:style-name="T1">Methodology:</text:span></text:p>
            <text:p text:style-name="P4"><text:span text:style-name="T6"/></text:p>
            <text:p><text:span text:style-name="T1">Implementation:</text:span></text:p>
            <text:p><text:span text:style-name="T1"/></text:p>
            <text:p><text:span text:style-name="T1">Experimental </text:span><text:span text:style-name="T1">Result</text:span><text:span text:style-name="T3">: </text:span><text:span text:style-name="T6">10 real world </text:span><text:span text:style-name="T6">applications, 16 libraries.</text:span><text:span text:style-name="T3"> </text:span></text:p>
          </draw:text-box>
        </draw:frame>
        <draw:frame draw:style-name="gr8" draw:text-style-name="P5" draw:layer="layout" svg:width="21.9cm" svg:height="14.8cm" svg:x="19cm" svg:y="50.36cm">
          <draw:text-box>
            <text:p text:style-name="P2"><text:span text:style-name="T1">MemPick </text:span><text:span text:style-name="T2">(2013)</text:span></text:p>
            <text:p text:style-name="P2"><text:span text:style-name="T2">(</text:span><text:span text:style-name="T1">R</text:span><text:span text:style-name="T3">ecursive </text:span><text:span text:style-name="T1">D</text:span><text:span text:style-name="T3">ata </text:span><text:span text:style-name="T1">S</text:span><text:span text:style-name="T3">tructure </text:span><text:span text:style-name="T1">P</text:span><text:span text:style-name="T3">rofiler)</text:span></text:p>
            <text:p text:style-name="P2"><text:span text:style-name="T3">2013 20th Working Conference on </text:span><text:span text:style-name="T3">Reverse Engineering (WCRE)</text:span></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span text:style-name="T6">10 real world </text:span><text:span text:style-name="T6">applications, 16 libraries.</text:span><text:span text:style-name="T3"> </text:span></text:p>
          </draw:text-box>
        </draw:frame>
        <draw:line draw:style-name="gr7" draw:text-style-name="P7" draw:layer="layout" svg:x1="63.8cm" svg:y1="46.7cm" svg:x2="42.1cm" svg:y2="58.1cm">
          <text:p/>
        </draw:line>
        <draw:frame draw:style-name="gr10" draw:text-style-name="P5" draw:layer="layout" svg:width="21.9cm" svg:height="12.129cm" svg:x="91.3cm" svg:y="46.7cm">
          <draw:text-box>
            <text:p text:style-name="P2"><text:span text:style-name="T1">DSI </text:span><text:span text:style-name="T2">(2016)</text:span></text:p>
            <text:p text:style-name="P2"><text:span text:style-name="T7">(</text:span><text:span text:style-name="T1">D</text:span><text:span text:style-name="T2">ata </text:span><text:span text:style-name="T1">S</text:span><text:span text:style-name="T2">tructure </text:span><text:span text:style-name="T1">I</text:span><text:span text:style-name="T2">nvestigator</text:span><text:span text:style-name="T3">)</text:span></text:p>
            <text:p text:style-name="P2"><text:span text:style-name="T1">[ISSTA’16] </text:span><text:span text:style-name="T1">Proceedings of the </text:span><text:span text:style-name="T1">25th International </text:span><text:span text:style-name="T1">Symposium on </text:span><text:span text:style-name="T1">Software Testing </text:span><text:span text:style-name="T1">and Analysis, </text:span><text:span text:style-name="T1">Saarbrücken, </text:span><text:span text:style-name="T1">Germany </text:span></text:p>
            <text:p text:style-name="P2"><text:span text:style-name="T1"/></text:p>
            <text:p text:style-name="P4"><text:span text:style-name="T1">Methodology:</text:span></text:p>
            <text:p text:style-name="P4"><text:span text:style-name="T6"/></text:p>
            <text:p><text:span text:style-name="T1">Implementation:</text:span></text:p>
            <text:p><text:span text:style-name="T1"/></text:p>
            <text:p><text:span text:style-name="T1">Experimental </text:span><text:span text:style-name="T1">Result</text:span><text:span text:style-name="T3">: </text:span></text:p>
          </draw:text-box>
        </draw:frame>
        <draw:frame draw:style-name="gr10" draw:text-style-name="P5" draw:layer="layout" svg:width="21.9cm" svg:height="13.23cm" svg:x="75.4cm" svg:y="64.87cm">
          <draw:text-box>
            <text:p text:style-name="P2"><text:span text:style-name="T1">DSIbin </text:span><text:span text:style-name="T2">(2017)</text:span></text:p>
            <text:p text:style-name="P2"><text:span text:style-name="T2">()</text:span></text:p>
            <text:p text:style-name="P2"><text:span text:style-name="T1">[ASE’17] Proceedings of the 32nd IEEE/ACM </text:span><text:span text:style-name="T1">International Conference on Automated </text:span><text:span text:style-name="T1">Software Engineering, Urbana-Champaign, </text:span><text:span text:style-name="T1">IL, USA</text:span></text:p>
            <text:p text:style-name="P4"><text:span text:style-name="T1"/></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p>
          </draw:text-box>
        </draw:frame>
        <draw:line draw:style-name="gr7" draw:text-style-name="P7" draw:layer="layout" svg:x1="101.5cm" svg:y1="59.4cm" svg:x2="86.7cm" svg:y2="64.6cm">
          <text:p/>
        </draw:line>
        <draw:line draw:style-name="gr7" draw:text-style-name="P7" draw:layer="layout" svg:x1="75.8cm" svg:y1="54.8cm" svg:x2="85.9cm" svg:y2="64.5cm">
          <text:p/>
        </draw:line>
        <draw:line draw:style-name="gr7" draw:text-style-name="P7" draw:layer="layout" svg:x1="33.827cm" svg:y1="12.674cm" svg:x2="29.8cm" svg:y2="49.7cm">
          <text:p/>
        </draw:line>
        <draw:frame draw:style-name="gr5" draw:text-style-name="P6" draw:layer="layout" svg:width="11.1cm" svg:height="3.6cm" svg:x="24.5cm" svg:y="42.5cm">
          <draw:text-box>
            <text:p text:style-name="P2"><text:span text:style-name="T2">Provably undecidable, </text:span><text:span text:style-name="T2">conservative, has not </text:span><text:span text:style-name="T2">been widely adapted</text:span></text:p>
          </draw:text-box>
        </draw:frame>
        <draw:frame draw:style-name="gr9" draw:text-style-name="P6" draw:layer="layout" svg:width="11.1cm" svg:height="5.756cm" svg:x="49.1cm" svg:y="44.7cm">
          <draw:text-box>
            <text:p text:style-name="P2"><text:span text:style-name="T2">High accuracy, do not provide any </text:span><text:span text:style-name="T2">information about high-level data </text:span><text:span text:style-name="T2">structures (lists, trees, etc.)</text:span></text:p>
          </draw:text-box>
        </draw:frame>
        <draw:frame draw:style-name="gr8" draw:text-style-name="P5" draw:layer="layout" svg:width="21.9cm" svg:height="14.8cm" svg:x="65.5cm" svg:y="24.2cm">
          <draw:text-box>
            <text:p text:style-name="P2"><text:span text:style-name="T1">Reward </text:span><text:span text:style-name="T2">()</text:span></text:p>
            <text:p text:style-name="P2"><text:span text:style-name="T2">(</text:span><text:span text:style-name="T3">)</text:span></text:p>
            <text:p text:style-name="P2"><text:span text:style-name="T1"/></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p>
          </draw:text-box>
        </draw:frame>
        <draw:line draw:style-name="gr7" draw:text-style-name="P7" draw:layer="layout" svg:x1="65cm" svg:y1="31.9cm" svg:x2="41.9cm" svg:y2="57.2cm">
          <text:p/>
        </draw:line>
        <draw:frame draw:style-name="gr11" draw:text-style-name="P9" draw:layer="layout" svg:width="28.3cm" svg:height="3.5cm" svg:x="62.7cm" svg:y="5.7cm">
          <draw:text-box>
            <text:p text:style-name="P8"><text:span text:style-name="T8">Low-level data structures (primitive </text:span><text:span text:style-name="T8">types, structs, arrays) </text:span><text:span text:style-name="T8">identification</text:span></text:p>
          </draw:text-box>
        </draw:frame>
        <draw:frame draw:style-name="gr12" draw:text-style-name="P5" draw:layer="layout" svg:width="21.9cm" svg:height="3.956cm" svg:x="65.7cm" svg:y="9.2cm">
          <draw:text-box>
            <text:p text:style-name="P2"><text:span text:style-name="T1">Static Analysis Techniques</text:span></text:p>
            <text:list text:style-name="L1">
              <text:list-item>
                <text:p text:style-name="P4"><text:span text:style-name="T4">Value Set Analysis</text:span></text:p>
              </text:list-item>
              <text:list-item>
                <text:p text:style-name="P4"><text:span text:style-name="T4">Aggregate Structure Identification</text:span></text:p>
                <text:p text:style-name="P4"><text:span text:style-name="T4"/></text:p>
              </text:list-item>
            </text:list>
          </draw:text-box>
        </draw:frame>
        <draw:frame draw:style-name="gr13" draw:text-style-name="P5" draw:layer="layout" svg:width="21.9cm" svg:height="9.927cm" svg:x="65.4cm" svg:y="13.7cm">
          <draw:text-box>
            <text:p text:style-name="P2"><text:span text:style-name="T1">TIE </text:span><text:span text:style-name="T2">(2011)</text:span></text:p>
            <text:p text:style-name="P2"><text:span text:style-name="T9">[</text:span><text:span text:style-name="T1">NDSS’11] Proc. of the 18th Annual Network</text:span></text:p>
            <text:p text:style-name="P2"><text:span text:style-name="T1">&amp; Distributed System Security Symposium</text:span></text:p>
            <text:p text:style-name="P2"><text:span text:style-name="T1"/></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p>
          </draw:text-box>
        </draw:frame>
        <draw:frame draw:style-name="gr8" draw:text-style-name="P5" draw:layer="layout" svg:width="21.9cm" svg:height="14.8cm" svg:x="65.5cm" svg:y="24.2cm">
          <draw:text-box>
            <text:p text:style-name="P2"><text:span text:style-name="T1">Reward </text:span><text:span text:style-name="T2">()</text:span></text:p>
            <text:p text:style-name="P2"><text:span text:style-name="T2">(</text:span><text:span text:style-name="T3">)</text:span></text:p>
            <text:p text:style-name="P2"><text:span text:style-name="T1"/></text:p>
            <text:p text:style-name="P4"><text:span text:style-name="T1">Methodology:</text:span></text:p>
            <text:p text:style-name="P4"><text:span text:style-name="T6"/></text:p>
            <text:p><text:span text:style-name="T1">Implementation:</text:span></text:p>
            <text:p><text:span text:style-name="T1"/></text:p>
            <text:p><text:span text:style-name="T1">Experimental Result</text:span><text:span text:style-name="T3">: </text:span></text:p>
          </draw:text-box>
        </draw:frame>
        <draw:frame draw:style-name="gr8" draw:text-style-name="P5" draw:layer="layout" svg:width="21.9cm" svg:height="14.8cm" svg:x="65.5cm" svg:y="24.2cm">
          <draw:text-box>
            <text:p text:style-name="P2"><text:span text:style-name="T1">Reward </text:span><text:span text:style-name="T2">()</text:span></text:p>
            <text:p text:style-name="P2"><text:span text:style-name="T2">(</text:span><text:span text:style-name="T3">)</text:span></text:p>
            <text:p text:style-name="P2"/>
            <text:p text:style-name="P4"><text:span text:style-name="T1">Methodology</text:span></text:p>
            <text:p text:style-name="P4"><text:span text:style-name="T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118.9cm" fo:page-height="12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5T14:41:58.815190463</meta:creation-date>
    <dc:date>2019-08-08T14:50:50.911753940</dc:date>
    <meta:editing-duration>PT4H14M24S</meta:editing-duration>
    <meta:editing-cycles>16</meta:editing-cycles>
    <meta:generator>LibreOffice/6.1.4.2$Linux_X86_64 LibreOffice_project/10$Build-2</meta:generator>
    <meta:document-statistic meta:object-count="70"/>
  </office:meta>
</office:document-meta>
</file>